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to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0.788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1.143cm"/>
    </style:style>
    <style:style style:name="co13" style:family="table-column">
      <style:table-column-properties fo:break-before="auto" style:column-width="1.605cm"/>
    </style:style>
    <style:style style:name="co14" style:family="table-column">
      <style:table-column-properties fo:break-before="auto" style:column-width="1.252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279cm"/>
    </style:style>
    <style:style style:name="co17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1.169cm"/>
    </style:style>
    <style:style style:name="co19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usuarios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emailAdminist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email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emailL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emailExp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password</text:p>
          </table:table-cell>
        </table:table-row>
        <table:table-row table:style-name="ro2">
          <table:table-cell office:value-type="string" calcext:value-type="string">
            <text:p>emailVie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password</text:p>
          </table:table-cell>
        </table:table-row>
      </table:table>
      <table:table table:name="proyectos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Proyecto de prueba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emailAdministrator</text:p>
          </table:table-cell>
        </table:table-row>
        <table:table-row table:style-name="ro1">
          <table:table-cell office:value-type="string" calcext:value-type="string">
            <text:p>Proyecto de prueba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emailManager</text:p>
          </table:table-cell>
        </table:table-row>
        <table:table-row table:style-name="ro1">
          <table:table-cell office:value-type="string" calcext:value-type="string">
            <text:p>Proyecto de prueba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mailLeader</text:p>
          </table:table-cell>
        </table:table-row>
        <table:table-row table:style-name="ro1">
          <table:table-cell office:value-type="string" calcext:value-type="string">
            <text:p>Proyecto de prueba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emailExpert</text:p>
          </table:table-cell>
        </table:table-row>
        <table:table-row table:style-name="ro1">
          <table:table-cell office:value-type="string" calcext:value-type="string">
            <text:p>Proyecto de prueba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emailViewer</text:p>
          </table:table-cell>
        </table:table-row>
      </table:table>
      <table:table table:name="factores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1.</text:p>
          </table:table-cell>
          <table:table-cell office:value-type="string" calcext:value-type="string">
            <text:p>F 1.1.</text:p>
          </table:table-cell>
          <table:table-cell office:value-type="string" calcext:value-type="string">
            <text:p>F 1.1.1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1.</text:p>
          </table:table-cell>
          <table:table-cell office:value-type="string" calcext:value-type="string">
            <text:p>F 1.1.</text:p>
          </table:table-cell>
          <table:table-cell office:value-type="string" calcext:value-type="string">
            <text:p>F 1.1.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1.</text:p>
          </table:table-cell>
          <table:table-cell office:value-type="string" calcext:value-type="string">
            <text:p>F 1.1.</text:p>
          </table:table-cell>
          <table:table-cell office:value-type="string" calcext:value-type="string">
            <text:p>F 1.1.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1.</text:p>
          </table:table-cell>
          <table:table-cell office:value-type="string" calcext:value-type="string">
            <text:p>F 1.1.</text:p>
          </table:table-cell>
          <table:table-cell office:value-type="string" calcext:value-type="string">
            <text:p>F 1.1.4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1.</text:p>
          </table:table-cell>
          <table:table-cell office:value-type="string" calcext:value-type="string">
            <text:p>F 1.2.</text:p>
          </table:table-cell>
          <table:table-cell office:value-type="string" calcext:value-type="string">
            <text:p>F 1.2.1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1.</text:p>
          </table:table-cell>
          <table:table-cell office:value-type="string" calcext:value-type="string">
            <text:p>F 1.2.</text:p>
          </table:table-cell>
          <table:table-cell office:value-type="string" calcext:value-type="string">
            <text:p>F 1.2.2.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2.</text:p>
          </table:table-cell>
          <table:table-cell office:value-type="string" calcext:value-type="string">
            <text:p>F 2.1.</text:p>
          </table:table-cell>
          <table:table-cell office:value-type="string" calcext:value-type="string">
            <text:p>F 2.1.1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2.</text:p>
          </table:table-cell>
          <table:table-cell office:value-type="string" calcext:value-type="string">
            <text:p>F 2.1.</text:p>
          </table:table-cell>
          <table:table-cell office:value-type="string" calcext:value-type="string">
            <text:p>F 2.1.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2.</text:p>
          </table:table-cell>
          <table:table-cell office:value-type="string" calcext:value-type="string">
            <text:p>F 2.1.</text:p>
          </table:table-cell>
          <table:table-cell office:value-type="string" calcext:value-type="string">
            <text:p>F 2.1.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2.</text:p>
          </table:table-cell>
          <table:table-cell office:value-type="string" calcext:value-type="string">
            <text:p>F 2.1.</text:p>
          </table:table-cell>
          <table:table-cell office:value-type="string" calcext:value-type="string">
            <text:p>F 2.1.4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2.</text:p>
          </table:table-cell>
          <table:table-cell office:value-type="string" calcext:value-type="string">
            <text:p>F 2.2.</text:p>
          </table:table-cell>
          <table:table-cell office:value-type="string" calcext:value-type="string">
            <text:p>F 2.2.1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2.</text:p>
          </table:table-cell>
          <table:table-cell office:value-type="string" calcext:value-type="string">
            <text:p>F 2.2.</text:p>
          </table:table-cell>
          <table:table-cell office:value-type="string" calcext:value-type="string">
            <text:p>F 2.2.2.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cciones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1.</text:p>
          </table:table-cell>
          <table:table-cell office:value-type="string" calcext:value-type="string">
            <text:p>A 1.1.</text:p>
          </table:table-cell>
          <table:table-cell office:value-type="string" calcext:value-type="string">
            <text:p>A 1.1.1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1.</text:p>
          </table:table-cell>
          <table:table-cell office:value-type="string" calcext:value-type="string">
            <text:p>A 1.1.</text:p>
          </table:table-cell>
          <table:table-cell office:value-type="string" calcext:value-type="string">
            <text:p>A 1.1.2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1.</text:p>
          </table:table-cell>
          <table:table-cell office:value-type="string" calcext:value-type="string">
            <text:p>A 1.1.</text:p>
          </table:table-cell>
          <table:table-cell office:value-type="string" calcext:value-type="string">
            <text:p>A 1.1.3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1.</text:p>
          </table:table-cell>
          <table:table-cell office:value-type="string" calcext:value-type="string">
            <text:p>A 1.1.</text:p>
          </table:table-cell>
          <table:table-cell office:value-type="string" calcext:value-type="string">
            <text:p>A 1.1.4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1.</text:p>
          </table:table-cell>
          <table:table-cell office:value-type="string" calcext:value-type="string">
            <text:p>A 1.2.</text:p>
          </table:table-cell>
          <table:table-cell office:value-type="string" calcext:value-type="string">
            <text:p>A 1.2.1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1.</text:p>
          </table:table-cell>
          <table:table-cell office:value-type="string" calcext:value-type="string">
            <text:p>A 1.2.</text:p>
          </table:table-cell>
          <table:table-cell office:value-type="string" calcext:value-type="string">
            <text:p>A 1.2.2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2.</text:p>
          </table:table-cell>
          <table:table-cell office:value-type="string" calcext:value-type="string">
            <text:p>A 2.1.</text:p>
          </table:table-cell>
          <table:table-cell office:value-type="string" calcext:value-type="string">
            <text:p>A 2.1.1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2.</text:p>
          </table:table-cell>
          <table:table-cell office:value-type="string" calcext:value-type="string">
            <text:p>A 2.1.</text:p>
          </table:table-cell>
          <table:table-cell office:value-type="string" calcext:value-type="string">
            <text:p>A 2.1.2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2.</text:p>
          </table:table-cell>
          <table:table-cell office:value-type="string" calcext:value-type="string">
            <text:p>A 2.1.</text:p>
          </table:table-cell>
          <table:table-cell office:value-type="string" calcext:value-type="string">
            <text:p>A 2.1.3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2.</text:p>
          </table:table-cell>
          <table:table-cell office:value-type="string" calcext:value-type="string">
            <text:p>A 2.1.</text:p>
          </table:table-cell>
          <table:table-cell office:value-type="string" calcext:value-type="string">
            <text:p>A 2.1.4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2.</text:p>
          </table:table-cell>
          <table:table-cell office:value-type="string" calcext:value-type="string">
            <text:p>A 2.2.</text:p>
          </table:table-cell>
          <table:table-cell office:value-type="string" calcext:value-type="string">
            <text:p>A 2.2.1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2.</text:p>
          </table:table-cell>
          <table:table-cell office:value-type="string" calcext:value-type="string">
            <text:p>A 2.2.</text:p>
          </table:table-cell>
          <table:table-cell office:value-type="string" calcext:value-type="string">
            <text:p>A 2.2.2.</text:p>
          </table:table-cell>
        </table:table-row>
      </table:table>
      <table:table table:name="propiedades" table:style-name="ta1">
        <table:table-column table:style-name="co6" table:default-cell-style-name="ce1"/>
        <table:table-column table:style-name="co2" table:number-columns-repeated="3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Intensidad</text:p>
          </table:table-cell>
          <table:table-cell office:value-type="string" calcext:value-type="string">
            <text:p>Sin descripció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Muy Alta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7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ensión</text:p>
          </table:table-cell>
          <table:table-cell office:value-type="string" calcext:value-type="string">
            <text:p>Sin descripció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tu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Parcial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Extensa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7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ensión crítica</text:p>
          </table:table-cell>
          <table:table-cell office:value-type="string" calcext:value-type="string">
            <text:p>Sin descripció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j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mento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media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Medio Plazo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argo Plazo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mento crítico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j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sistencia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ga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Permanente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versibilidad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to Plaz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Medio Plazo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Irreversible</text:p>
          </table:table-cell>
          <table:table-cell office:value-type="string" calcext:value-type="string">
            <text:p>0.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nergía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 sinergismo (simp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Sinérgic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Muy Sinérgic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umulación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j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fecto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recto (secundario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Directo</text:p>
          </table:table-cell>
          <table:table-cell office:value-type="string" calcext:value-type="string">
            <text:p>0.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icidad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regular o aperiódico y discontinu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Periódic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Continu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cuperabilidad</text:p>
          </table:table-cell>
          <table:table-cell office:value-type="string" calcext:value-type="string">
            <text:p>Sin descripció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uparable de manera inmedi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Recuperable a medio plazo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Mitigable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Irrecuperable</text:p>
          </table:table-cell>
          <table:table-cell office:value-type="string" calcext:value-type="string">
            <text:p>0.7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agregadores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4" table:default-cell-style-name="ce1"/>
        <table:table-column table:style-name="co2" table:default-cell-style-name="ce1"/>
        <table:table-column table:style-name="co15" table:number-columns-repeated="4" table:default-cell-style-name="ce1"/>
        <table:table-column table:style-name="co2" table:default-cell-style-name="ce1"/>
        <table:table-column table:style-name="co14" table:number-columns-repeated="4" table:default-cell-style-name="ce1"/>
        <table:table-column table:style-name="co2" table:default-cell-style-name="ce1"/>
        <table:table-column table:style-name="co16" table:number-columns-repeated="4" table:default-cell-style-name="ce1"/>
        <table:table-column table:style-name="co2" table:default-cell-style-name="ce1"/>
        <table:table-column table:style-name="co17" table:number-columns-repeated="4" table:default-cell-style-name="ce1"/>
        <table:table-column table:style-name="co2" table:default-cell-style-name="ce1"/>
        <table:table-column table:style-name="co18" table:number-columns-repeated="4" table:default-cell-style-name="ce1"/>
        <table:table-column table:style-name="co2" table:number-columns-repeated="2" table:default-cell-style-name="ce1"/>
        <table:table-column table:style-name="co19" table:number-columns-repeated="4" table:default-cell-style-name="ce1"/>
        <table:table-column table:style-name="co2" table:number-columns-repeated="98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mportancia</text:p>
          </table:table-cell>
          <table:table-cell office:value-type="string" calcext:value-type="string">
            <text:p>Importancia de un efec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_combination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adamente Perjudici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6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Muy Perjudicial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692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Perjudicial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Irrelevante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Beneficiosa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Muy beneficiosa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Extremadamente beneficiosa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mportancia media</text:p>
          </table:table-cell>
          <table:table-cell office:value-type="string" calcext:value-type="string">
            <text:p>Promedio de importanci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ple_averag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adamente Perjudici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6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Muy Perjudicial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692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Perjudicial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Irrelevante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Beneficiosa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Muy beneficiosa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Extremadamente beneficiosa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Importancia ponderada</text:p>
          </table:table-cell>
          <table:table-cell office:value-type="string" calcext:value-type="string">
            <text:p>Promedio de importancias ponderado por el peso del fac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ghted_averag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adamente Perjudici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6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Muy Perjudicial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692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Perjudicial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Irrelevante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Beneficiosa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Muy beneficiosa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Extremadamente beneficiosa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Importancia máxima</text:p>
          </table:table-cell>
          <table:table-cell office:value-type="string" calcext:value-type="string">
            <text:p>Mayor importa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adamente Perjudici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6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Muy Perjudicial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692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Perjudicial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Irrelevante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Beneficiosa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Muy beneficiosa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Extremadamente beneficiosa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Importancia mínima</text:p>
          </table:table-cell>
          <table:table-cell office:value-type="string" calcext:value-type="string">
            <text:p>Mínima importa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adamente Perjudici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6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Muy Perjudicial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692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Perjudicial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Irrelevante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Beneficiosa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Muy beneficiosa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Extremadamente beneficiosa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98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ectos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"/>
        </table:table-row>
      </table:table>
      <table:table table:name="Intensidad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office:value-type="string" calcext:value-type="string">
            <text:p>Medi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Al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Baj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Al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Baj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Baja</text:p>
          </table:table-cell>
          <table:table-cell/>
          <table:table-cell office:value-type="string" calcext:value-type="string">
            <text:p>Med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Al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Me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Alta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Baja</text:p>
          </table:table-cell>
          <table:table-cell table:number-columns-repeated="3"/>
          <table:table-cell office:value-type="string" calcext:value-type="string">
            <text:p>Al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Alta</text:p>
          </table:table-cell>
          <table:table-cell table:number-columns-repeated="10"/>
        </table:table-row>
      </table:table>
      <table:table table:name="Extensión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Par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Punt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Puntu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Punt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Puntu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Puntual</text:p>
          </table:table-cell>
          <table:table-cell/>
          <table:table-cell office:value-type="string" calcext:value-type="string">
            <text:p>Extens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Exten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Par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Extensa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Extensa</text:p>
          </table:table-cell>
          <table:table-cell table:number-columns-repeated="3"/>
          <table:table-cell office:value-type="string" calcext:value-type="string">
            <text:p>Punt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Puntual</text:p>
          </table:table-cell>
          <table:table-cell table:number-columns-repeated="10"/>
        </table:table-row>
      </table:table>
      <table:table table:name="Extensión crítica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Baj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Baj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Baj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Baj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Baj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Bajo</text:p>
          </table:table-cell>
          <table:table-cell/>
          <table:table-cell office:value-type="string" calcext:value-type="string">
            <text:p>Ba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Ba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Ba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Bajo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Bajo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Bajo</text:p>
          </table:table-cell>
          <table:table-cell table:number-columns-repeated="3"/>
          <table:table-cell office:value-type="string" calcext:value-type="string">
            <text:p>Ba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Bajo</text:p>
          </table:table-cell>
          <table:table-cell table:number-columns-repeated="10"/>
        </table:table-row>
      </table:table>
      <table:table table:name="Momento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Medio Plaz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Medio Plaz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Medio Plaz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Medio Plaz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Medio Plaz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Medio Plazo</text:p>
          </table:table-cell>
          <table:table-cell/>
          <table:table-cell office:value-type="string" calcext:value-type="string">
            <text:p>Medio Plaz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Medio Pla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Medio Pla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Medio Plazo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Medio Plazo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Medio Plazo</text:p>
          </table:table-cell>
          <table:table-cell table:number-columns-repeated="3"/>
          <table:table-cell office:value-type="string" calcext:value-type="string">
            <text:p>Medio Plaz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Medio Plazo</text:p>
          </table:table-cell>
          <table:table-cell table:number-columns-repeated="10"/>
        </table:table-row>
      </table:table>
      <table:table table:name="Momento crítico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Baj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Baj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Baj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Baj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Baj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Bajo</text:p>
          </table:table-cell>
          <table:table-cell/>
          <table:table-cell office:value-type="string" calcext:value-type="string">
            <text:p>Ba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Ba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Ba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Bajo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Bajo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Bajo</text:p>
          </table:table-cell>
          <table:table-cell table:number-columns-repeated="3"/>
          <table:table-cell office:value-type="string" calcext:value-type="string">
            <text:p>Ba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Bajo</text:p>
          </table:table-cell>
          <table:table-cell table:number-columns-repeated="10"/>
        </table:table-row>
      </table:table>
      <table:table table:name="Persistencia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Tempo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Tempo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Tempor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Tempo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Tempor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Temporal</text:p>
          </table:table-cell>
          <table:table-cell/>
          <table:table-cell office:value-type="string" calcext:value-type="string">
            <text:p>Tempo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Tempo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Tempo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Temporal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Temporal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Temporal</text:p>
          </table:table-cell>
          <table:table-cell table:number-columns-repeated="3"/>
          <table:table-cell office:value-type="string" calcext:value-type="string">
            <text:p>Tempo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Temporal</text:p>
          </table:table-cell>
          <table:table-cell table:number-columns-repeated="10"/>
        </table:table-row>
      </table:table>
      <table:table table:name="Reversibilidad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Corto Plaz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Corto Plaz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Corto Plaz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Corto Plaz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Corto Plaz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Corto Plazo</text:p>
          </table:table-cell>
          <table:table-cell/>
          <table:table-cell office:value-type="string" calcext:value-type="string">
            <text:p>Corto Plaz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Corto Pla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Corto Pla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Corto Plazo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Corto Plazo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Corto Plazo</text:p>
          </table:table-cell>
          <table:table-cell table:number-columns-repeated="3"/>
          <table:table-cell office:value-type="string" calcext:value-type="string">
            <text:p>Corto Plaz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Corto Plazo</text:p>
          </table:table-cell>
          <table:table-cell table:number-columns-repeated="10"/>
        </table:table-row>
      </table:table>
      <table:table table:name="Sinergía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Sinérg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Sinérgic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Sinérgic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Sinérgic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Sinérgic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Sinérgico</text:p>
          </table:table-cell>
          <table:table-cell/>
          <table:table-cell office:value-type="string" calcext:value-type="string">
            <text:p>Sinérgi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Sinérg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Sinérg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Sinérgico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Sinérgico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Sinérgico</text:p>
          </table:table-cell>
          <table:table-cell table:number-columns-repeated="3"/>
          <table:table-cell office:value-type="string" calcext:value-type="string">
            <text:p>Sinérgi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Sinérgico</text:p>
          </table:table-cell>
          <table:table-cell table:number-columns-repeated="10"/>
        </table:table-row>
      </table:table>
      <table:table table:name="Acumulación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Baj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Baj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Baj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Baj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Baj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Bajo</text:p>
          </table:table-cell>
          <table:table-cell/>
          <table:table-cell office:value-type="string" calcext:value-type="string">
            <text:p>Ba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Ba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Ba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Bajo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Bajo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Bajo</text:p>
          </table:table-cell>
          <table:table-cell table:number-columns-repeated="3"/>
          <table:table-cell office:value-type="string" calcext:value-type="string">
            <text:p>Ba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Bajo</text:p>
          </table:table-cell>
          <table:table-cell table:number-columns-repeated="10"/>
        </table:table-row>
      </table:table>
      <table:table table:name="Efecto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Direc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Direc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Direc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Direc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Direc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Directo</text:p>
          </table:table-cell>
          <table:table-cell/>
          <table:table-cell office:value-type="string" calcext:value-type="string">
            <text:p>Direct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Direc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Dire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Directo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Directo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Directo</text:p>
          </table:table-cell>
          <table:table-cell table:number-columns-repeated="3"/>
          <table:table-cell office:value-type="string" calcext:value-type="string">
            <text:p>Direc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Directo</text:p>
          </table:table-cell>
          <table:table-cell table:number-columns-repeated="10"/>
        </table:table-row>
      </table:table>
      <table:table table:name="Periodicidad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Irregular o aperiódico y discontinu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Irregular o aperiódico y discontinu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Irregular o aperiódico y discontinu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Irregular o aperiódico y discontinu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Irregular o aperiódico y discontinu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Irregular o aperiódico y discontinuo</text:p>
          </table:table-cell>
          <table:table-cell/>
          <table:table-cell office:value-type="string" calcext:value-type="string">
            <text:p>Irregular o aperiódico y discontinu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Irregular o aperiódico y discontinu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Irregular o aperiódico y discontin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Irregular o aperiódico y discontinuo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Irregular o aperiódico y discontinuo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Irregular o aperiódico y discontinuo</text:p>
          </table:table-cell>
          <table:table-cell table:number-columns-repeated="3"/>
          <table:table-cell office:value-type="string" calcext:value-type="string">
            <text:p>Irregular o aperiódico y discontinu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Irregular o aperiódico y discontinuo</text:p>
          </table:table-cell>
          <table:table-cell table:number-columns-repeated="10"/>
        </table:table-row>
      </table:table>
      <table:table table:name="Recuperabilidad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Mitig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Mitiga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Mitig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Mitiga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Mitig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Mitigable</text:p>
          </table:table-cell>
          <table:table-cell/>
          <table:table-cell office:value-type="string" calcext:value-type="string">
            <text:p>Mitiga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Mitig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Mitig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Mitigable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Mitigable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Mitigable</text:p>
          </table:table-cell>
          <table:table-cell table:number-columns-repeated="3"/>
          <table:table-cell office:value-type="string" calcext:value-type="string">
            <text:p>Mitig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Mitigabl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 style:data-style-name="N2" text:time-value="12:25:17.1935763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15:41:51.941036247</meta:creation-date>
    <dc:date>2015-10-25T12:26:26.257050096</dc:date>
    <meta:editing-duration>PT7H35M</meta:editing-duration>
    <meta:editing-cycles>28</meta:editing-cycles>
    <meta:generator>LibreOffice/4.2.8.2$Linux_X86_64 LibreOffice_project/420m0$Build-2</meta:generator>
    <meta:document-statistic meta:table-count="19" meta:cell-count="1239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ocsv"/>
</library:library>
</file>

<file path=Basic/Standard/tocsv.xml><?xml version="1.0" encoding="utf-8"?>
<!DOCTYPE module  PUBLIC '-//OpenOffice.org//DTD OfficeDocument 1.0//EN'  'module.dtd'>
<script:module xmlns:script="http://openoffice.org/2000/script" script:name="tocsv" script:language="StarBasic">Sub Main
  '----------------------------------------------------------------------
  ' Save document

  Dim document As Object
  Dim dispatcher As Object
  document = ThisComponent.CurrentController.Frame
  dispatcher = createUnoService("com.sun.star.frame.DispatchHelper")
  dispatcher.executeDispatch(document, ".uno:Save", "", 0, Array())


rem --remplazar saltos de línea----------
dim args1(17) as new com.sun.star.beans.PropertyValue
args1(0).Name = "SearchItem.StyleFamily"
args1(0).Value = 2
args1(1).Name = "SearchItem.CellType"
args1(1).Value = 1
args1(2).Name = "SearchItem.RowDirection"
args1(2).Value = true
args1(3).Name = "SearchItem.AllTables"
args1(3).Value = true
args1(4).Name = "SearchItem.Backward"
args1(4).Value = false
args1(5).Name = "SearchItem.Pattern"
args1(5).Value = false
args1(6).Name = "SearchItem.Content"
args1(6).Value = false
args1(7).Name = "SearchItem.AsianOptions"
args1(7).Value = false
args1(8).Name = "SearchItem.AlgorithmType"
args1(8).Value = 1
args1(9).Name = "SearchItem.SearchFlags"
args1(9).Value = 65536
args1(10).Name = "SearchItem.SearchString"
args1(10).Value = "\n"
args1(11).Name = "SearchItem.ReplaceString"
args1(11).Value = "&lt;--BR--&gt;"
args1(12).Name = "SearchItem.Locale"
args1(12).Value = 255
args1(13).Name = "SearchItem.ChangedChars"
args1(13).Value = 2
args1(14).Name = "SearchItem.DeletedChars"
args1(14).Value = 2
args1(15).Name = "SearchItem.InsertedChars"
args1(15).Value = 2
args1(16).Name = "SearchItem.TransliterateFlags"
args1(16).Value = 1280
args1(17).Name = "SearchItem.Command"
args1(17).Value = 3

dispatcher.executeDispatch(document, ".uno:ExecuteSearch", "", 0, args1())

  '----------------------------------------------------------------------
  ' Export to text files

  Dim oDoc As Object ' The current Document
  Dim oSheets As Object ' A collection of all sheets
  Dim oSheet As Object ' One specific Sheet
  Dim sNewFilename As String ' New Filename
  Dim sExt As String ' The new extension to be applied
  Dim sURL As String ' Existing URL of file
  Dim sCurrDir As String ' Current Directory
  Dim oSaveSheet As Object
  Dim FileProperties(2) As New com.sun.star.beans.PropertyValue

  oDoc = thisComponent
  oSaveSheet = oDoc.CurrentController.getActiveSheet()
  oSheets = oDoc.Sheets()
  sURL = ConvertFromURL(oDoc.getLocation())
  sCurrDir = Mid(sURL,1,Len(sURL)-Len(Dir(sURL)))

  FileProperties(0).Name = "Overwrite"
  FileProperties(0).Value = True
  FileProperties(1).Name = "FilterName"
  FileProperties(1).Value = "Text - txt - csv (StarCalc)"
  FileProperties(2).Name = "FilterOptions"
  FileProperties(2).Value = "9,0,UTF8,1"
  sExt = ".csv"

  For i = 0 to (oSheets.getCount()-1)
    oSheet = oSheets.getByIndex(i)
    sNewFilename = oSheet.getName() &amp; sExt
    oDoc.CurrentController.setActiveSheet(oSheet)
    oDoc.storeToURL(ConvertToURL(sCurrDir &amp; sNewFilename),FileProperties())
  Next i

  oDoc.CurrentController.setActiveSheet(oSaveSheet) ' restores the original view

  MsgBox("Text Files Created")
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